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3.7055in"/>
    </style:style>
    <style:style style:name="co4" style:family="table-column">
      <style:table-column-properties fo:break-before="auto" style:column-width="0.6437in"/>
    </style:style>
    <style:style style:name="co5" style:family="table-column">
      <style:table-column-properties fo:break-before="auto" style:column-width="1.9465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string">
            <text:p>U2,U1</text:p>
          </table:table-cell>
          <table:table-cell table:style-name="Default" office:value-type="string">
            <text:p>DIP-14_W7.62mm_SMDSocket_SmallPad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CP6004</text:p>
          </table:table-cell>
          <table:table-cell office:value-type="string">
            <text:p>https://www.digikey.ca/en/products/detail/microchip-technology/MCP6004-I-P/523060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Default" office:value-type="string">
            <text:p>J2</text:p>
          </table:table-cell>
          <table:table-cell table:style-name="Default" office:value-type="string">
            <text:p>Jack_3.5mm_CUI_SJ1-3533NG_Horizontal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Aux</text:p>
          </table:table-cell>
          <table:table-cell table:style-name="ce2" office:value-type="string">
            <text:p>https://www.digikey.ca/en/products/detail/cui-devices/SJ1-3533NG/738701?utm_adgroup=General&amp;utm_source=google&amp;utm_medium=cpc&amp;utm_campaign=PMax%20Shopping_Product_Zombie%20SKUs&amp;utm_term=&amp;productid=738701&amp;gclid=Cj0KCQjwwvilBhCFARIsADvYi7KhkqDSg11IglHTu6bu93aTFCSJHfAVY48wW0dt-eyLwJvc37Iy3ucaAoC_EALw_wcB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Default" office:value-type="string">
            <text:p>RV4,RV3,RV2,RV1</text:p>
          </table:table-cell>
          <table:table-cell table:style-name="Default" office:value-type="string">
            <text:p>Potentiometer_Bourns_3266W_Vertical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10k</text:p>
          </table:table-cell>
          <table:table-cell table:style-name="Default" office:value-type="string">
            <text:p>https://www.digikey.ca/en/products/detail/bourns-inc/3296W-1-103RLF/2535867 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R26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60">
            <text:p>360</text:p>
          </table:table-cell>
          <table:table-cell office:value-type="string">
            <text:p>https://www.digikey.ca/en/products/detail/stackpole-electronics-inc/RMCF1206JT360R/1753824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R25,R24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50">
            <text:p>450</text:p>
          </table:table-cell>
          <table:table-cell office:value-type="string">
            <text:p>https://www.digikey.ca/en/products/detail/stackpole-electronics-inc/RMCF1206FT453R/1759215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R23,R22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00">
            <text:p>600</text:p>
          </table:table-cell>
          <table:table-cell office:value-type="string">
            <text:p>https://www.digikey.ca/en/products/detail/yageo/RC1206FR-07604RL/729038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R21,R20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00">
            <text:p>900</text:p>
          </table:table-cell>
          <table:table-cell office:value-type="string">
            <text:p>https://www.mouser.ca/ProductDetail/YAGEO/RT1206CRE07900RL?qs=sGAEpiMZZMvdGkrng054twOk7UJM2yUKGQ18nuhbtkIvq9mp1GcIoQ%3D%3D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R19,R18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.8 k</text:p>
          </table:table-cell>
          <table:table-cell office:value-type="string">
            <text:p>https://www.digikey.ca/en/products/detail/stackpole-electronics-inc/RMCF1206FT1K80/1758909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R17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00">
            <text:p>400</text:p>
          </table:table-cell>
          <table:table-cell office:value-type="string">
            <text:p>https://www.digikey.ca/en/products/detail/yageo/RT1206BRD07400RL/5936956?s=N4IgjCBcpgTAnBaIDGUBmBDANgZwKYA0IA9lANogAcAzAOwAMVIAusQA4AuUIAypwCcAlgDsA5iAC%2BxWEwCsUUGkhY8RUhRAAWBgwAEAeQAWAW1ysO3SCACqIoZwPoAsvky4ArgPxTiAWlhFVChBD3UySEoFFklpEAA2IKEAEx5ZKgVLHjsHJ1d3Lx9iTgBPdh9rdzRYoA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R16,R15,R14,R13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00">
            <text:p>500</text:p>
          </table:table-cell>
          <table:table-cell office:value-type="string">
            <text:p>https://www.digikey.ca/en/products/detail/vishay-dale/TNPU1206500RAZEN00/661594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R12,R11,R10,R9,R8,R7,R6,R5,R4,R3,R2,R1</text:p>
          </table:table-cell>
          <table:table-cell table:style-name="Default" office:value-type="string">
            <text:p>R_1206_3216Metric_Pad1.30x1.75mm_HandSolder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1k</text:p>
          </table:table-cell>
          <table:table-cell office:value-type="string">
            <text:p>https://www.digikey.ca/en/products/detail/yageo/RC1206FR-071KL/728387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J3</text:p>
          </table:table-cell>
          <table:table-cell table:style-name="Default" office:value-type="string">
            <text:p>Jack_6.35mm_Neutrik_NMJ6HCD2_Horizontal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Q_Inch</text:p>
          </table:table-cell>
          <table:table-cell office:value-type="string">
            <text:p>https://www.mouser.ca/ProductDetail/Neutrik/NMJ6HCD2?qs=ZNZTMDotSRlKYl2qFVJbQA%3D%3D&amp;gclid=Cj0KCQjwwvilBhCFARIsADvYi7LAazApXCbm3wgAIvhusohoR4a1g9WjvKCx33-VWPWxJBToE2p7Wj0aAhAvEALw_wcB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C12,C11,C10,C9,C8,C7,C6,C5,C4</text:p>
          </table:table-cell>
          <table:table-cell table:style-name="Default" office:value-type="string">
            <text:p>C_1206_3216Metric_Pad1.33x1.80mm_HandSolder</text:p>
          </table:table-cell>
          <table:table-cell table:style-name="Default" office:value-type="float" office:value="9">
            <text:p>9</text:p>
          </table:table-cell>
          <table:table-cell table:style-name="Default" office:value-type="string">
            <text:p>0.1 uF</text:p>
          </table:table-cell>
          <table:table-cell office:value-type="string">
            <text:p>https://www.digikey.ca/en/products/detail/samsung-electro-mechanics/CL31B104KBCNNNC/3886675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C_1206_3216Metric_Pad1.33x1.80mm_HandSolder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0 uF</text:p>
          </table:table-cell>
          <table:table-cell office:value-type="string">
            <text:p>https://www.digikey.ca/en/products/detail/samsung-electro-mechanics/CL31A106KAHNNNE/3886733</text:p>
          </table:table-cell>
          <table:table-cell table:number-columns-repeated="1018"/>
        </table:table-row>
        <table:table-row table:style-name="ro3">
          <table:table-cell office:value-type="float" office:value="17">
            <text:p>17</text:p>
          </table:table-cell>
          <table:table-cell table:style-name="Default" office:value-type="string">
            <text:p>C1,C2</text:p>
          </table:table-cell>
          <table:table-cell table:style-name="Default" office:value-type="string">
            <text:p>C_2312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10uF_t</text:p>
          </table:table-cell>
          <table:table-cell office:value-type="string">
            <text:p>https://www.digikey.ca/en/products/detail/samsung-electro-mechanics/CL31A106KAHNNNE/3886733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table:style-name="Default" office:value-type="string">
            <text:p>A1</text:p>
          </table:table-cell>
          <table:table-cell table:style-name="Default" office:value-type="string">
            <text:p>Arduino_Nano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Arduino_Nano_v3.x</text:p>
          </table:table-cell>
          <table:table-cell table:style-name="Default" office:value-type="string">
            <text:p>https://www.digikey.ca/en/products/detail/arduino/A000005/2638989 </text:p>
          </table:table-cell>
          <table:table-cell table:number-columns-repeated="1018"/>
        </table:table-row>
        <table:table-row table:style-name="ro3">
          <table:table-cell office:value-type="float" office:value="19">
            <text:p>19</text:p>
          </table:table-cell>
          <table:table-cell table:style-name="Default" office:value-type="string">
            <text:p>J1</text:p>
          </table:table-cell>
          <table:table-cell table:style-name="Default" office:value-type="string">
            <text:p>PinSocket_1x10_P2.54mm_Horizontal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nn_01x10_Female</text:p>
          </table:table-cell>
          <table:table-cell table:style-name="Default" office:value-type="string">
            <text:p>https://www.digikey.ca/en/products/detail/sullins-connector-solutions/PPPC101LGBN-RC/775943?s=N4IgTCBcDaIMoFYAsAOBBaAcgERAXQF8g 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number:min-integer-digits="3" number:min-exponent-digits="1"/>
    </number:number-style>
    <number:currency-style style:name="N15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54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number-style style:name="N8141P0" style:volatile="true" number:language="en" number:country="US">
      <number:number number:decimal-places="2" number:min-integer-digits="1" number:grouping="true"/>
      <number:text> </number:text>
    </number:number-style>
    <number:number-style style:name="N8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1P0"/>
    </number:number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5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07/24/2023</text:date>, <text:time>16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AFT_5f_BOM" style:display-name="PageStyle_AAFT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FT_5f_BOM_20_1" style:display-name="PageStyle_AAFT_BO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AFT_5f_BOM_20_2" style:display-name="PageStyle_AAFT_BOM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AFT_5f_BOM_20_3" style:display-name="PageStyle_AAFT_BOM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4T16:31:26.58</dc:date>
    <dc:creator>Finn Hafting</dc:creator>
    <meta:generator>OpenOffice/4.1.11$Win32 OpenOffice.org_project/4111m1$Build-9808</meta:generator>
    <meta:editing-duration>PT3H3M12S</meta:editing-duration>
    <meta:editing-cycles>5</meta:editing-cycles>
    <meta:document-statistic meta:table-count="1" meta:cell-count="108" meta:object-count="0"/>
  </office:meta>
</office:document-meta>
</file>